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0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666666" style:text-align-source="fix" style:repeat-content="false" style:vertical-align="middle"/>
      <style:paragraph-properties fo:text-align="start" fo:margin-left="0.139in"/>
    </style:style>
    <style:style style:name="ce2" style:family="table-cell" style:parent-style-name="Default">
      <style:table-cell-properties fo:background-color="#00ad5f"/>
    </style:style>
    <style:style style:name="ce3" style:family="table-cell" style:parent-style-name="Default">
      <style:table-cell-properties fo:background-color="#ffbb00"/>
    </style:style>
    <style:style style:name="ce4" style:family="table-cell" style:parent-style-name="Default">
      <style:table-cell-properties fo:background-color="#ee2f56"/>
    </style:style>
    <style:style style:name="ce5" style:family="table-cell" style:parent-style-name="Default">
      <style:table-cell-properties fo:background-color="#666666"/>
    </style:style>
    <style:style style:name="ce6" style:family="table-cell" style:parent-style-name="Default" style:data-style-name="N37">
      <style:table-cell-properties fo:background-color="#00ad5f" style:text-align-source="fix" style:repeat-content="false"/>
      <style:paragraph-properties fo:text-align="center" fo:margin-left="0in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666666" style:vertical-align="middle"/>
    </style:style>
    <style:style style:name="ce17" style:family="table-cell" style:parent-style-name="Default" style:data-style-name="N37">
      <style:table-cell-properties fo:background-color="#ffbb0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7" table:default-cell-style-name="ce7"/>
        <table:table-column table:style-name="co2" table:number-columns-repeated="16366" table:default-cell-style-name="Default"/>
        <table:table-row table:style-name="ro1">
          <table:table-cell table:style-name="ce1" office:value-type="string" calcext:value-type="string">
            <text:p>Arrays &amp; Hashing</text:p>
          </table:table-cell>
          <table:table-cell table:style-name="ce5" table:number-columns-repeated="16383"/>
        </table:table-row>
        <table:table-row table:style-name="ro2">
          <table:table-cell table:style-name="ce2" office:value-type="string" calcext:value-type="string">
            <text:p>Contains Duplicate</text:p>
          </table:table-cell>
          <table:table-cell table:style-name="ce6" office:value-type="date" office:date-value="2025-04-04" calcext:value-type="date">
            <text:p>04/04/25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Valid Anagram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Two Sum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roup Anagram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op K Frequent Element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ncode and Decode String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roduct of array Except Self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Valid Sudoku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ongest Consecutive Sequence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Two Pointers</text:p>
          </table:table-cell>
          <table:table-cell table:style-name="ce5" table:number-columns-repeated="16383"/>
        </table:table-row>
        <table:table-row table:style-name="ro2">
          <table:table-cell table:style-name="ce2" office:value-type="string" calcext:value-type="string">
            <text:p>Valid Palindrome</text:p>
          </table:table-cell>
          <table:table-cell table:style-name="ce6" office:value-type="date" office:date-value="2025-04-04" calcext:value-type="date">
            <text:p>04/04/2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wo Sum II Input Array Is Sorte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3Sum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ntainer With Most Water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Trapping Rain Water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Sliding Window</text:p>
          </table:table-cell>
          <table:table-cell table:style-name="ce8" table:number-columns-repeated="16383"/>
        </table:table-row>
        <table:table-row table:style-name="ro2">
          <table:table-cell table:style-name="ce2" office:value-type="string" calcext:value-type="string">
            <text:p>Best Time to Buy And Sell Stock</text:p>
          </table:table-cell>
          <table:table-cell table:style-name="ce6" office:value-type="date" office:date-value="2025-04-06" calcext:value-type="date">
            <text:p>04/06/2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ongest Substring Without Repeating Character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ongest Repeating Character Replacemen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ermutation In String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Minimum Window Substring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Sliding Window Maximum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Stack</text:p>
          </table:table-cell>
          <table:table-cell table:style-name="ce5" table:number-columns-repeated="16383"/>
        </table:table-row>
        <table:table-row table:style-name="ro2">
          <table:table-cell table:style-name="ce2" office:value-type="string" calcext:value-type="string">
            <text:p>Valid Parentheses</text:p>
          </table:table-cell>
          <table:table-cell table:style-name="ce6" office:value-type="date" office:date-value="2025-04-08" calcext:value-type="date">
            <text:p>04/08/2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in Stac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valuate Reverse Polish Notatio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enerate Parenthese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aily Temperature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ar Fleet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Largest Rectangle In Histogram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Binary Search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Binary Search</text:p>
          </table:table-cell>
          <table:table-cell table:style-name="ce6" office:value-type="date" office:date-value="2025-04-08" calcext:value-type="date">
            <text:p>04/08/2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arch a 2D Matrix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oko Eating Banana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Find Minimum In Rotated Sorted Arra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arch In Rotated Sorted Arra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ime Based Key Value Store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Median of Two Sorted Arrays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Linked List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Reverse Linked List</text:p>
          </table:table-cell>
          <table:table-cell table:style-name="ce6" office:value-type="date" office:date-value="2025-04-08" calcext:value-type="date">
            <text:p>04/08/25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Merge Two Sorted Lists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Linked List Cycl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eorder Lis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emove Nth Node From End of Lis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py List With Random Point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dd Two Number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Find The Duplicate Number 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RU Cache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Merge K Sorted Lists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Reverse Nodes In K Group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Trees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Invert Binary Tree</text:p>
          </table:table-cell>
          <table:table-cell table:style-name="ce6" office:value-type="date" office:date-value="2025-04-09" calcext:value-type="date">
            <text:p>04/09/25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Maximum Depth of Binary Tree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Diameter of Binary Tree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Balanced Binary Tree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Same Tree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Subtree of Another Tre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owest Common Ancestor of a Binary Search Tre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inary Tree Level Order Traversal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inary Tree Right Side View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unt Good Nodes In Binary Tre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Validate Binary Search Tre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th Smallest Element In a Bs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nstruct Binary Tree From Preorder And Inorder Traversal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Binary Tree Maximum Path Sum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Serialize And Deserialize Binary Tree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Heal / Priority Queue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Kth Largest Element In a Stream</text:p>
          </table:table-cell>
          <table:table-cell table:style-name="ce6" office:value-type="date" office:date-value="2025-04-09" calcext:value-type="date">
            <text:p>04/09/25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Last Stone Weigh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 Closest Points to Origi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th Largest Element In An Arra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ask Schedul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esign Twitter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Find Median From Data Stream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Backtracking</text:p>
          </table:table-cell>
          <table:table-cell table:style-name="ce1" table:number-columns-repeated="16383"/>
        </table:table-row>
        <table:table-row table:style-name="ro2">
          <table:table-cell office:value-type="string" calcext:value-type="string">
            <text:p>Subset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mbination Sum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mbination Sum II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ermutation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ubsets II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Word Search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lindrome Partitioning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etter Combinations of a Phone Number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N Queens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Tries</text:p>
          </table:table-cell>
          <table:table-cell table:style-name="ce1" table:number-columns-repeated="16383"/>
        </table:table-row>
        <table:table-row table:style-name="ro2">
          <table:table-cell office:value-type="string" calcext:value-type="string">
            <text:p>Implement Trie Prefix Tre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esign Add And Search Words Data Structure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Word Search II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Graphs</text:p>
          </table:table-cell>
          <table:table-cell table:style-name="ce1" table:number-columns-repeated="16383"/>
        </table:table-row>
        <table:table-row table:style-name="ro2">
          <table:table-cell office:value-type="string" calcext:value-type="string">
            <text:p>Number of Island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ax Area of Islan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lone Graph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Walls And Gate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otting Orange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cific Atlantic Water Flow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urrounded Region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urse Schedul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urse Schedule II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raph Valid Tre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umber of Connected Components In An Undirected Graph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edundant Connection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Word Ladder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Advanced Graphs</text:p>
          </table:table-cell>
          <table:table-cell table:style-name="ce1" table:number-columns-repeated="16383"/>
        </table:table-row>
        <table:table-row table:style-name="ro2">
          <table:table-cell office:value-type="string" calcext:value-type="string">
            <text:p>Network Delay Tim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in Cost to Connect All Points 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heapest Flights Within K Stops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Reconstruct Itinerary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Swim In Rising Water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Alien Dictionary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1-D Dynamic Programming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Climbing Stairs</text:p>
          </table:table-cell>
          <table:table-cell table:style-name="ce17" office:value-type="date" office:date-value="2025-04-09" calcext:value-type="date">
            <text:p>04/09/25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Min Cost Climbing Stair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House Robb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House Robber II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ongest Palindromic Substring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lindromic Substring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ecode Way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in Chan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aximum Product Subarra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Word Bre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ongest Increasing Subsequenc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tition Equal Subset Sum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2-D Dynamic Programming</text:p>
          </table:table-cell>
          <table:table-cell table:style-name="ce1" table:number-columns-repeated="16383"/>
        </table:table-row>
        <table:table-row table:style-name="ro2">
          <table:table-cell office:value-type="string" calcext:value-type="string">
            <text:p>Unique Path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ongest Common Subsequenc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est Time to Buy And Sell Stock With Cooldow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in Change II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arget Sum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terleaving String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dit Distance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Longest Increasing Path In a Matrix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Distinct Subsequences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Burst Balloons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Regular Expression Matching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Greedy</text:p>
          </table:table-cell>
          <table:table-cell table:style-name="ce1" table:number-columns-repeated="16383"/>
        </table:table-row>
        <table:table-row table:style-name="ro2">
          <table:table-cell office:value-type="string" calcext:value-type="string">
            <text:p>Maximum Subarra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ump Game 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ump Game II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as Statio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Hand of Straight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erge Triplets to Form Target Triple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tition Label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Valid Parenthesis String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Intervals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Meeting Rooms</text:p>
          </table:table-cell>
          <table:table-cell table:style-name="ce6" office:value-type="date" office:date-value="2025-04-10" calcext:value-type="date">
            <text:p>04/10/2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ert Interval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erge Interval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on Overlapping Interval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eeting Rooms II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Minimum Interval to Include Each Query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Math &amp; Geometry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Happy Number</text:p>
          </table:table-cell>
          <table:table-cell table:style-name="ce6" office:value-type="date" office:date-value="2025-04-10" calcext:value-type="date">
            <text:p>04/10/25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Plus On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otate Ima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piral Matrix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t Matrix Zeroe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ow(x, n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ultiply String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etect Squares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Bit Manipulation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Single Number</text:p>
          </table:table-cell>
          <table:table-cell table:style-name="ce6" office:value-type="date" office:date-value="2025-04-10" calcext:value-type="date">
            <text:p>04/10/25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Number of 1 Bits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Counting Bits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Reverse Bits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Missing Numb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um of Two Integer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everse Integer</text:p>
          </table:table-cell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0">00/00/0000</text:date>, <text:time style:data-style-name="N2" text:time-value="18:32:55.5861278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8T04:07:40.475900021</meta:creation-date>
    <dc:date>2025-04-10T18:33:19.668359780</dc:date>
    <meta:editing-duration>PT19M18S</meta:editing-duration>
    <meta:editing-cycles>4</meta:editing-cycles>
    <meta:generator>LibreOffice/24.2.7.2$Linux_X86_64 LibreOffice_project/420$Build-2</meta:generator>
    <meta:document-statistic meta:table-count="1" meta:cell-count="180" meta:object-count="0"/>
  </office:meta>
</office:document-meta>
</file>